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ontent of my<text:s/>odt<text:s/>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ttfried Gabor</meta:initial-creator>
    <dc:creator>Gottfried Gabor</dc:creator>
    <meta:creation-date>2024-07-18T07:52:00Z</meta:creation-date>
    <dc:date>2024-07-18T07:52:00Z</dc:date>
    <meta:print-date>2024-07-18T07:50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3" meta:character-count="22" meta:row-count="1" meta:non-whitespace-character-count="20"/>
  </office:meta>
</office:document-meta>
</file>